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95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217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40pt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Liberation Sans" fo:font-size="10pt" style:font-name-asian="Droid Sans Fallback" style:font-size-asian="10pt" style:font-name-complex="FreeSans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40pt"/>
      <style:text-properties style:font-name="Liberation Sans" fo:font-size="8pt" style:font-name-asian="Droid Sans Fallback" style:font-size-asian="8pt" style:font-name-complex="FreeSans" style:font-size-complex="8pt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50pt"/>
      <style:text-properties fo:font-size="8pt" style:font-size-asian="8pt" style:font-size-complex="8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10.01pt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29.99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pt"/>
    </style:style>
    <style:style style:name="ce14" style:family="table-cell" style:parent-style-name="Default">
      <style:table-cell-properties fo:border="0.74pt solid #00000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table table:name="Keyboard Controols map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column table:style-name="co4" table:default-cell-style-name="ce17"/>
        <table:table-row table:style-name="ro1">
          <table:table-cell table:style-name="ce1" office:value-type="string" calcext:value-type="string">
            <text:p>Key</text:p>
          </table:table-cell>
          <table:table-cell table:style-name="ce1"/>
          <table:table-cell table:style-name="ce1" office:value-type="string" calcext:value-type="string">
            <text:p>Function</text:p>
          </table:table-cell>
          <table:table-cell table:style-name="ce15" table:number-columns-repeated="1020"/>
          <table:table-cell table:style-name="ce16"/>
        </table:table-row>
        <table:table-row table:style-name="ro1">
          <table:table-cell table:style-name="ce2" office:value-type="string" calcext:value-type="string" table:number-columns-spanned="3" table:number-rows-spanned="1">
            <text:p>Startup &amp; preparations</text:p>
          </table:table-cell>
          <table:covered-table-cell table:number-columns-repeated="2" table:style-name="ce11"/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}</text:p>
          </table:table-cell>
          <table:table-cell table:style-name="ce12" office:value-type="string" calcext:value-type="string">
            <text:p>:</text:p>
          </table:table-cell>
          <table:table-cell table:style-name="ce13" office:value-type="string" calcext:value-type="string">
            <text:p>Auto Start (Engines, lights,canopy,…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Canopy open/close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3" table:number-rows-spanned="1">
            <text:p>Lightings controls</text:p>
          </table:table-cell>
          <table:covered-table-cell table:style-name="ce12"/>
          <table:covered-table-cell table:style-name="ce13"/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Shift+L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oggle Navigation light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trl+ L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oggle flashing beacons lights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3" table:number-rows-spanned="1">
            <text:p>Flight controls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Shift+P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Parachute releas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Jettison Drag Parachu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Flaps extend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:</text:p>
          </table:table-cell>
          <table:table-cell table:style-name="ce14" office:value-type="string" calcext:value-type="string">
            <text:p>Flaps retract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trl+B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Air Brake toggl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Gears 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ift+G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Gears DOW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Wheels brake (Hold&amp; release)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Avionics controls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Cycle MFD range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ift+R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oggle Radar On/Off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3" table:number-rows-spanned="1">
            <text:p>Autopilot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Ctrl+Space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Auto Leveller engage<text:span text:style-name="T1">(requires SAU-AFCS On)</text:span>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Pylons loads &amp; weapons ctrl system 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oggle smoke<text:span text:style-name="T1"> (if correspending generators carried).</text:span>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 table:number-columns-spanned="3" table:number-rows-spanned="1">
            <text:p>Other fuctions &amp; tweaks </text:p>
          </table:table-cell>
          <table:covered-table-cell table:style-name="ce4"/>
          <table:covered-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weak (Increase) current view distance.</text:p>
          </table:table-cell>
          <table:table-cell table:number-columns-repeated="1021"/>
        </table:table-row>
        <table:table-row table:style-name="ro1" table:number-rows-repeated="8">
          <table:table-cell table:style-name="Default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5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23:06:37.801847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es </meta:initial-creator>
    <meta:creation-date>2016-11-28T22:35:29.789224307</meta:creation-date>
    <dc:date>2017-03-03T23:44:40.025801305</dc:date>
    <meta:editing-duration>PT29M35S</meta:editing-duration>
    <meta:editing-cycles>8</meta:editing-cycles>
    <meta:generator>LibreOffice/5.1.4.2$Linux_X86_64 LibreOffice_project/10m0$Build-2</meta:generator>
    <meta:document-statistic meta:table-count="1" meta:cell-count="60" meta:object-count="0"/>
  </office:meta>
</office:document-meta>
</file>